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fo:min-height="1.102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/>
    </style:style>
    <style:style style:name="P5" style:family="paragraph">
      <loext:graphic-properties draw:fill-color="#fad4d8"/>
      <style:paragraph-properties fo:text-align="center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8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502cm" svg:height="1.187cm" svg:x="-8.271cm" svg:y="7.604cm">
          <draw:text-box>
            <text:p/>
          </draw:text-box>
        </draw:frame>
        <draw:frame draw:style-name="gr4" draw:text-style-name="P4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5" draw:text-style-name="P4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6" draw:text-style-name="P5" draw:layer="layout" svg:width="5.588cm" svg:height="4.872cm" svg:x="10.749cm" svg:y="8.8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608cm" svg:height="0.889cm" svg:x="12.865cm" svg:y="8.126cm">
          <draw:text-box>
            <text:p><text:span text:style-name="T2">other</text:span></text:p>
          </draw:text-box>
        </draw:frame>
        <draw:frame draw:style-name="gr8" draw:text-style-name="P8" draw:layer="layout" svg:width="3.386cm" svg:height="1.199cm" svg:x="11.938cm" svg:y="10.69cm">
          <draw:text-box>
            <text:p text:style-name="P7"><text:span text:style-name="T2">Author Name: John Do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3M7S</meta:editing-duration>
    <meta:editing-cycles>26</meta:editing-cycles>
    <meta:generator>LibreOffice/5.1.6.2$Linux_X86_64 LibreOffice_project/10m0$Build-2</meta:generator>
    <dc:date>2017-12-27T23:59:25.442292742</dc:date>
    <meta:document-statistic meta:object-count="8"/>
  </office:meta>
</office:document-meta>
</file>